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Verdana" svg:font-family="Verdana"/>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Verdana1" svg:font-family="Verdan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font-size="12pt" style:font-size-asian="12pt" style:font-size-complex="12pt"/>
    </style:style>
    <style:style style:name="P3" style:family="paragraph" style:parent-style-name="Standard">
      <loext:graphic-properties draw:fill="solid" draw:fill-color="#ffffff"/>
      <style:paragraph-properties fo:background-color="#ffffff"/>
    </style:style>
    <style:style style:name="P4" style:family="paragraph" style:parent-style-name="Standard">
      <style:text-properties fo:font-size="11.5pt" fo:font-weight="bold" style:font-size-asian="11.5pt" style:font-weight-asian="bold" style:font-size-complex="11.5pt"/>
    </style:style>
    <style:style style:name="P5" style:family="paragraph" style:parent-style-name="Standard">
      <loext:graphic-properties draw:fill="solid" draw:fill-color="#ffffff"/>
      <style:paragraph-properties fo:background-color="#ffffff"/>
      <style:text-properties fo:font-size="11.5pt" fo:font-weight="bold" style:font-size-asian="11.5pt" style:font-weight-asian="bold" style:font-size-complex="11.5pt"/>
    </style:style>
    <style:style style:name="P6" style:family="paragraph" style:parent-style-name="Standard">
      <style:text-properties fo:font-size="11.5pt" style:font-size-asian="11.5pt" style:font-size-complex="11.5pt"/>
    </style:style>
    <style:style style:name="P7" style:family="paragraph" style:parent-style-name="Standard">
      <loext:graphic-properties draw:fill="solid" draw:fill-color="#ffffff"/>
      <style:paragraph-properties fo:background-color="#ffffff"/>
      <style:text-properties fo:font-size="11.5pt" style:font-size-asian="11.5pt" style:font-size-complex="11.5pt"/>
    </style:style>
    <style:style style:name="P8" style:family="paragraph" style:parent-style-name="Standard">
      <loext:graphic-properties draw:fill="solid" draw:fill-color="#ffffff"/>
      <style:paragraph-properties fo:background-color="#ffffff"/>
      <style:text-properties fo:font-size="11.5pt" officeooo:rsid="001dd65f" officeooo:paragraph-rsid="001dd65f" style:font-size-asian="11.5pt" style:font-size-complex="11.5pt"/>
    </style:style>
    <style:style style:name="P9" style:family="paragraph" style:parent-style-name="Standard">
      <style:text-properties fo:font-weight="bold" style:font-weight-asian="bold"/>
    </style:style>
    <style:style style:name="P10" style:family="paragraph" style:parent-style-name="Standard">
      <loext:graphic-properties draw:fill="solid" draw:fill-color="#ffffff"/>
      <style:paragraph-properties fo:line-height="100%" fo:background-color="#ffffff"/>
    </style:style>
    <style:style style:name="P11" style:family="paragraph" style:parent-style-name="Standard">
      <style:text-properties fo:font-size="11pt" fo:font-weight="bold" style:font-size-asian="11pt" style:font-weight-asian="bold" style:font-size-complex="11pt"/>
    </style:style>
    <style:style style:name="P12" style:family="paragraph" style:parent-style-name="Standard">
      <loext:graphic-properties draw:fill="solid" draw:fill-color="#ffffff"/>
      <style:paragraph-properties fo:background-color="#ffffff"/>
      <style:text-properties officeooo:paragraph-rsid="00238024"/>
    </style:style>
    <style:style style:name="P13"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P14"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font-size="12pt" fo:font-weight="bold" style:font-size-asian="12pt" style:font-weight-asian="bold" style:font-size-complex="12pt"/>
    </style:style>
    <style:style style:name="P15"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font-size="12pt" style:font-size-asian="12pt" style:font-size-complex="12pt"/>
    </style:style>
    <style:style style:name="P16"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font-weight="bold" style:font-weight-asian="bold"/>
    </style:style>
    <style:style style:name="P17"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color="#000000" fo:font-size="11pt" style:font-size-asian="11pt" style:font-size-complex="11pt"/>
    </style:style>
    <style:style style:name="P18"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font-size="11pt" fo:font-weight="bold" style:font-size-asian="11pt" style:font-weight-asian="bold" style:font-size-complex="11pt"/>
    </style:style>
    <style:style style:name="P19"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style>
    <style:style style:name="P20"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size="12pt" style:font-size-asian="12pt" style:font-size-complex="12pt"/>
    </style:style>
    <style:style style:name="P21" style:family="paragraph" style:parent-style-name="Standard">
      <style:paragraph-properties fo:margin-left="0cm" fo:margin-right="0cm" fo:text-indent="0cm" style:auto-text-indent="false"/>
      <style:text-properties fo:font-weight="bold" style:font-weight-asian="bold"/>
    </style:style>
    <style:style style:name="P22" style:family="paragraph" style:parent-style-name="Standard">
      <style:paragraph-properties fo:margin-top="0.282cm" fo:margin-bottom="0.282cm" loext:contextual-spacing="false" fo:line-height="100%" fo:keep-together="auto" fo:keep-with-next="auto"/>
    </style:style>
    <style:style style:name="P23"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text-underline-style="none" style:text-blinking="false" fo:background-color="transparent"/>
    </style:style>
    <style:style style:name="P24"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Arial1" fo:font-size="11.5pt" fo:font-style="normal" style:text-underline-style="none" fo:font-weight="normal" style:text-blinking="false" fo:background-color="transparent"/>
    </style:style>
    <style:style style:name="P25"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weight="normal"/>
    </style:style>
    <style:style style:name="P26" style:family="paragraph" style:parent-style-name="Text_20_body">
      <loext:graphic-properties draw:fill="solid" draw:fill-color="#ffffff" draw:opacity="100%"/>
      <style:paragraph-properties fo:margin-top="0cm" fo:margin-bottom="0cm" loext:contextual-spacing="false" fo:line-height="138%" fo:background-color="#ffffff" style:writing-mode="lr-tb"/>
    </style:style>
    <style:style style:name="P27" style:family="paragraph" style:parent-style-name="Standard">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text-underline-style="none" style:text-blinking="false" fo:background-color="transparent"/>
    </style:style>
    <style:style style:name="P28" style:family="paragraph" style:parent-style-name="Text_20_body">
      <loext:graphic-properties draw:fill="solid" draw:fill-color="#ffffff"/>
      <style:paragraph-properties fo:background-color="#ffffff"/>
      <style:text-properties fo:font-size="11.5pt" fo:font-weight="normal" style:font-size-asian="11.5pt" style:font-size-complex="11.5pt"/>
    </style:style>
    <style:style style:name="P29" style:family="paragraph" style:parent-style-name="Standard" style:master-page-name="Standard">
      <style:paragraph-properties style:page-number="1"/>
      <style:text-properties fo:font-size="12pt" fo:font-weight="bold" style:font-size-asian="12pt" style:font-weight-asian="bold" style:font-size-complex="12pt"/>
    </style:style>
    <style:style style:name="P30" style:family="paragraph" style:parent-style-name="Standard">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Arial1" fo:font-size="11.5pt" fo:font-style="normal" style:text-underline-style="none" fo:font-weight="normal" style:text-blinking="false" fo:background-color="transparent"/>
    </style:style>
    <style:style style:name="P31" style:family="paragraph" style:parent-style-name="Standard" style:list-style-name="WWNum1">
      <style:paragraph-properties fo:margin-left="1.27cm" fo:margin-right="0cm" fo:margin-top="0.388cm" fo:margin-bottom="0cm" loext:contextual-spacing="false" fo:line-height="100%" fo:text-indent="-0.635cm" style:auto-text-indent="false"/>
    </style:style>
    <style:style style:name="P32" style:family="paragraph" style:parent-style-name="Standard" style:list-style-name="WWNum1">
      <style:paragraph-properties fo:margin-left="1.27cm" fo:margin-right="0cm" fo:margin-top="0cm" fo:margin-bottom="0cm" loext:contextual-spacing="false" fo:line-height="100%" fo:text-indent="-0.635cm" style:auto-text-indent="false"/>
    </style:style>
    <style:style style:name="P33" style:family="paragraph" style:parent-style-name="Standard" style:list-style-name="WWNum1">
      <style:paragraph-properties fo:margin-left="1.27cm" fo:margin-right="0cm" fo:margin-top="0cm" fo:margin-bottom="0.388cm" loext:contextual-spacing="false" fo:line-height="100%" fo:text-indent="-0.635cm" style:auto-text-indent="false"/>
    </style:style>
    <style:style style:name="T1" style:family="text">
      <style:text-properties fo:font-size="11.5pt" style:font-size-asian="11.5pt" style:font-size-complex="11.5pt"/>
    </style:style>
    <style:style style:name="T2" style:family="text">
      <style:text-properties fo:font-size="11.5pt" fo:font-weight="bold" style:font-size-asian="11.5pt" style:font-weight-asian="bold" style:font-size-complex="11.5pt"/>
    </style:style>
    <style:style style:name="T3" style:family="text">
      <style:text-properties fo:font-weight="bold" style:font-weight-asian="bold"/>
    </style:style>
    <style:style style:name="T4" style:family="text">
      <style:text-properties style:font-name="Arial1" fo:font-size="11.5pt" fo:font-style="normal" fo:font-weight="normal"/>
    </style:style>
    <style:style style:name="T5" style:family="text">
      <style:text-properties style:font-name="Arial1" fo:font-size="11.5pt" fo:font-style="normal" fo:font-weight="normal" officeooo:rsid="000be237"/>
    </style:style>
    <style:style style:name="T6" style:family="text">
      <style:text-properties fo:font-variant="normal" fo:text-transform="none" fo:color="#000000" style:text-line-through-style="none" style:text-line-through-type="none" style:font-name="Arial1" fo:font-size="11.5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5pt" fo:font-style="normal" style:text-underline-style="none" style:text-blinking="false" fo:background-color="transparent" loext:char-shading-value="0" style:font-size-asian="11.5pt" style:font-size-complex="11.5pt"/>
    </style:style>
    <style:style style:name="T8" style:family="text">
      <style:text-properties fo:font-variant="normal" fo:text-transform="none" fo:color="#000000" style:text-line-through-style="none" style:text-line-through-type="none" style:font-name="Arial1" fo:font-size="11.5pt" fo:font-style="normal" style:text-underline-style="none" fo:font-weight="bold" style:text-blinking="false" fo:background-color="transparent" loext:char-shading-value="0" style:font-size-asian="11.5pt" style:font-size-complex="11.5pt"/>
    </style:style>
    <style:style style:name="T9" style:family="text">
      <style:text-properties fo:font-variant="normal" fo:text-transform="none" fo:color="#000000" style:text-line-through-style="none" style:text-line-through-type="none" fo:font-size="11.5pt" style:text-underline-style="none" style:text-blinking="false" fo:background-color="transparent" loext:char-shading-value="0" style:font-size-asian="11.5pt" style:font-size-complex="11.5pt"/>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ictionary, Tuple, Set, If-Else Condition, While Loop, For Loop</text:p>
      <text:p text:style-name="P1"/>
      <text:p text:style-name="P1">Dictionary</text:p>
      <text:p text:style-name="P3">A dictionary is a collection which is unordered, changeable and indexed. In Python dictionaries are written with curly brackets, and they have keys and values.List is a mutable data type. I.e. value of the dictionary can be altered or modified.</text:p>
      <text:p text:style-name="P3"/>
      <text:p text:style-name="P7">Example<text:line-break/>Create and print a dictionary:<text:line-break/>thisdict =<text:tab/>{<text:line-break/> "brand": "Ford",<text:line-break/> <text:s/>"model": "Mustang",<text:line-break/> <text:s/>"year": 1964<text:line-break/>}<text:line-break/>print(thisdict)</text:p>
      <text:p text:style-name="Standard">Output:{'brand': 'Ford', 'model': 'Mustang', 'year': 1964}</text:p>
      <text:p text:style-name="P5"/>
      <text:p text:style-name="P5">Accessing Items</text:p>
      <text:p text:style-name="P7">You can access the items of a dictionary by referring to its key name, inside square brackets:</text:p>
      <text:p text:style-name="P7">Example<text:line-break/>Get the value of the "model" key:</text:p>
      <text:p text:style-name="P7">x = thisdict["model"]</text:p>
      <text:p text:style-name="P8">print x</text:p>
      <text:p text:style-name="Standard">Output:Mustang</text:p>
      <text:p text:style-name="Standard"/>
      <text:p text:style-name="P5">Change Values</text:p>
      <text:p text:style-name="P7">You can change the value of a specific item by referring to its key name:</text:p>
      <text:p text:style-name="P7">Example</text:p>
      <text:p text:style-name="P7">Change the "year" to 2018:</text:p>
      <text:p text:style-name="P7">thisdict =<text:tab/>{</text:p>
      <text:p text:style-name="P7"><text:s text:c="2"/>"brand": "Ford",</text:p>
      <text:p text:style-name="P7"><text:s text:c="2"/>"model": "Mustang",</text:p>
      <text:p text:style-name="P7"><text:s text:c="2"/>"year": 1964</text:p>
      <text:p text:style-name="P7">}</text:p>
      <text:p text:style-name="P7">thisdict["year"] = 2018</text:p>
      <text:p text:style-name="Standard">Output:{'brand': 'Ford', 'model': 'Mustang', 'year': 2018}</text:p>
      <text:p text:style-name="P5"/>
      <text:p text:style-name="P5"/>
      <text:p text:style-name="P5"/>
      <text:p text:style-name="P5"/>
      <text:p text:style-name="P5"/>
      <text:p text:style-name="P5"/>
      <text:p text:style-name="P5"><text:soft-page-break/>Loop Through a Dictionary</text:p>
      <text:p text:style-name="P7">You can loop through a dictionary by using a for loop. When looping through a dictionary, the return value are the keys of the dictionary, but there are methods to return the values as well.</text:p>
      <text:p text:style-name="P7"/>
      <text:p text:style-name="P28"><text:span text:style-name="T7">Print </text:span><text:span text:style-name="T8">keys &amp; corresponding</text:span><text:span text:style-name="T9"> </text:span><text:span text:style-name="T7">values in dictionary</text:span></text:p>
      <text:p text:style-name="P24">Example:</text:p>
      <text:p text:style-name="P25"><text:span text:style-name="T6">thisdict =</text:span><text:span text:style-name="T10"> </text:span><text:span text:style-name="T6">{</text:span></text:p>
      <text:p text:style-name="P24">"brand": "Ford",</text:p>
      <text:p text:style-name="P24">"model": "Mustang",</text:p>
      <text:p text:style-name="P24">"year": 1964</text:p>
      <text:p text:style-name="P24">}</text:p>
      <text:p text:style-name="P24">for x in thisdict:</text:p>
      <text:p text:style-name="P23"><text:span text:style-name="T4"><text:s text:c="3"/></text:span><text:span text:style-name="T5">p</text:span><text:span text:style-name="T4">rint (x, thisdict[x])</text:span></text:p>
      <text:p text:style-name="P26"/>
      <text:p text:style-name="P24">OR</text:p>
      <text:p text:style-name="P26"/>
      <text:p text:style-name="P24">for k,v in thisdict.items():</text:p>
      <text:p text:style-name="P27"><text:span text:style-name="T4"><text:s text:c="3"/></text:span><text:span text:style-name="T5">p</text:span><text:span text:style-name="T4">rint (k,v)</text:span></text:p>
      <text:p text:style-name="P30"/>
      <text:p text:style-name="P7">Example</text:p>
      <text:p text:style-name="P3"><text:span text:style-name="T1">Print all </text:span><text:span text:style-name="T2">key names</text:span><text:span text:style-name="T1"> in the dictionary, one by one:</text:span></text:p>
      <text:p text:style-name="P7">for x in thisdict:</text:p>
      <text:p text:style-name="P7"><text:s text:c="4"/>print(x)</text:p>
      <text:p text:style-name="P7">Output:</text:p>
      <text:p text:style-name="Standard">brand</text:p>
      <text:p text:style-name="Standard">model</text:p>
      <text:p text:style-name="Standard">year</text:p>
      <text:p text:style-name="P7"/>
      <text:p text:style-name="P7">Example</text:p>
      <text:p text:style-name="P3"><text:span text:style-name="T1">Print all </text:span><text:span text:style-name="T2">values</text:span><text:span text:style-name="T1"> in the dictionary, one by one:</text:span></text:p>
      <text:p text:style-name="P7">for x in thisdict:</text:p>
      <text:p text:style-name="P7"><text:s text:c="2"/>print(thisdict[x])<text:line-break/>Output:</text:p>
      <text:p text:style-name="Standard">Ford</text:p>
      <text:p text:style-name="Standard">Mustang</text:p>
      <text:p text:style-name="Standard">1964</text:p>
      <text:p text:style-name="P4"/>
      <text:p text:style-name="P4">Dictionary Length</text:p>
      <text:p text:style-name="P3"><text:span text:style-name="T1">To determine how many items (key-value pairs) a dictionary has, use the </text:span><text:span text:style-name="T2">len()</text:span><text:span text:style-name="T1"> method.</text:span></text:p>
      <text:p text:style-name="P7"><text:soft-page-break/>Example</text:p>
      <text:p text:style-name="P7">Print the number of items in the dictionary:</text:p>
      <text:p text:style-name="P7">print(len(thisdict))</text:p>
      <text:p text:style-name="P7">Output:3</text:p>
      <text:p text:style-name="P5"/>
      <text:p text:style-name="P5">Adding Items</text:p>
      <text:p text:style-name="P7">Adding an item to the dictionary is done by using a new index key and assigning a value to it:</text:p>
      <text:p text:style-name="P7">Example</text:p>
      <text:p text:style-name="P7">thisdict =<text:tab/>{</text:p>
      <text:p text:style-name="P7"><text:s text:c="2"/>"brand": "Ford",</text:p>
      <text:p text:style-name="P7"><text:s text:c="2"/>"model": "Mustang",</text:p>
      <text:p text:style-name="P7"><text:s text:c="2"/>"year": 1964</text:p>
      <text:p text:style-name="P7">}</text:p>
      <text:p text:style-name="P7">thisdict["color"] = "red"</text:p>
      <text:p text:style-name="P7">print(thisdict)</text:p>
      <text:p text:style-name="Standard">Output:{'brand': 'Ford', 'model': 'Mustang', 'year': 1964, 'color': 'red'}</text:p>
      <text:p text:style-name="P4"/>
      <text:p text:style-name="P4"/>
      <text:p text:style-name="P4">Removing Items</text:p>
      <text:p text:style-name="P3"><text:span text:style-name="T1">The </text:span><text:span text:style-name="T2">del</text:span><text:span text:style-name="T1"> keyword removes the item with the specified key name</text:span></text:p>
      <text:p text:style-name="P7">Example</text:p>
      <text:p text:style-name="P7">thisdict =<text:tab/>{</text:p>
      <text:p text:style-name="P7"><text:s text:c="2"/>"brand": "Ford",</text:p>
      <text:p text:style-name="P7"><text:s text:c="2"/>"model": "Mustang",</text:p>
      <text:p text:style-name="P7"><text:s text:c="2"/>"year": 1964</text:p>
      <text:p text:style-name="P7">}</text:p>
      <text:p text:style-name="P7">del thisdict["model"]</text:p>
      <text:p text:style-name="P7">print(thisdict)</text:p>
      <text:p text:style-name="Standard">Output:{'brand': 'Ford', 'year': 1964}</text:p>
      <text:p text:style-name="P7"/>
      <text:p text:style-name="P5">Making dictionary empty</text:p>
      <text:p text:style-name="P3"><text:span text:style-name="T1">The </text:span><text:span text:style-name="T2">clear()</text:span><text:span text:style-name="T1"> keyword empties the dictionary</text:span></text:p>
      <text:p text:style-name="P7">Example</text:p>
      <text:p text:style-name="P7">thisdict =<text:tab/>{</text:p>
      <text:p text:style-name="P7"><text:s text:c="2"/>"brand": "Ford",</text:p>
      <text:p text:style-name="P7"><text:s text:c="2"/>"model": "Mustang",</text:p>
      <text:p text:style-name="P7"><text:s text:c="2"/>"year": 1964</text:p>
      <text:p text:style-name="P7">}</text:p>
      <text:p text:style-name="P7">thisdict.clear()</text:p>
      <text:p text:style-name="P7">print(thisdict)</text:p>
      <text:p text:style-name="P7">Output:{}</text:p>
      <text:p text:style-name="P7"/>
      <text:p text:style-name="P5"><text:soft-page-break/>Deleting the dictionary completely</text:p>
      <text:p text:style-name="P3"><text:span text:style-name="T1">The </text:span><text:span text:style-name="T2">del</text:span><text:span text:style-name="T1"> keyword can also delete the dictionary completely</text:span></text:p>
      <text:p text:style-name="P7">Example</text:p>
      <text:p text:style-name="P7">thisdict =<text:tab/>{</text:p>
      <text:p text:style-name="P7"><text:s text:c="2"/>"brand": "Ford",</text:p>
      <text:p text:style-name="P7"><text:s text:c="2"/>"model": "Mustang",</text:p>
      <text:p text:style-name="P7"><text:s text:c="2"/>"year": 1964</text:p>
      <text:p text:style-name="P7">}</text:p>
      <text:p text:style-name="P7">del thisdict</text:p>
      <text:p text:style-name="Standard">Output:&lt;type 'dict'&gt;</text:p>
      <text:p text:style-name="Standard"/>
      <text:p text:style-name="Standard"/>
      <text:p text:style-name="P7"/>
      <text:p text:style-name="P7"/>
      <text:p text:style-name="P2"/>
      <text:p text:style-name="P2"/>
      <text:p text:style-name="P2"/>
      <text:p text:style-name="P2"/>
      <text:p text:style-name="P1">Tuple</text:p>
      <text:p text:style-name="P7">A tuple is a collection which is ordered and unchangeable. In Python tuples are written with round brackets. Tuple is a immutable data type i.e. value of the tupple cannot be changed or modified</text:p>
      <text:p text:style-name="P7"/>
      <text:p text:style-name="P7">Example</text:p>
      <text:p text:style-name="P7">Create a Tuple:</text:p>
      <text:p text:style-name="P7">thistuple = ("apple", "banana", "cherry")</text:p>
      <text:p text:style-name="P7">print(thistuple)</text:p>
      <text:p text:style-name="Standard">Output:('apple', 'banana', 'cherry')</text:p>
      <text:p text:style-name="P7"/>
      <text:p text:style-name="P5">Access Tuple Items</text:p>
      <text:p text:style-name="P7">You can access tuple items by referring to the index number, inside square brackets:</text:p>
      <text:p text:style-name="P7">Example</text:p>
      <text:p text:style-name="P7">Return the item in position 1:</text:p>
      <text:p text:style-name="P7">thistuple = ("apple", "banana", "cherry")</text:p>
      <text:p text:style-name="P7">print(thistuple[1])</text:p>
      <text:p text:style-name="Standard">Output:banana</text:p>
      <text:p text:style-name="P5"/>
      <text:p text:style-name="P5">Change Tuple Values</text:p>
      <text:p text:style-name="P7">Once a tuple is created, you cannot change its values. Tuples are unchangeable.</text:p>
      <text:p text:style-name="P7">Example</text:p>
      <text:p text:style-name="P7">You cannot change values in a tuple:</text:p>
      <text:p text:style-name="P7">An error message is shown if I try to change value in the tuple</text:p>
      <text:p text:style-name="P7">thistuple = ("apple", "banana", "cherry")</text:p>
      <text:p text:style-name="P7"><text:soft-page-break/>thistuple[1] = "blackcurrant"</text:p>
      <text:p text:style-name="P7">print(thistuple)</text:p>
      <text:p text:style-name="Standard">Output:TypeError: 'tuple' object does not support item assignment</text:p>
      <text:p text:style-name="P7"/>
      <text:p text:style-name="P7"/>
      <text:p text:style-name="P5">Loop Through a Tuple</text:p>
      <text:p text:style-name="P7">You can loop through the tuple items by using a for loop.</text:p>
      <text:p text:style-name="P7">Example</text:p>
      <text:p text:style-name="P7">Iterate through the items and print the values:</text:p>
      <text:p text:style-name="P7">thistuple = ("apple", "banana", "cherry")</text:p>
      <text:p text:style-name="P7">for x in thistuple:</text:p>
      <text:p text:style-name="P7"><text:s text:c="4"/>print(x)</text:p>
      <text:p text:style-name="P7">Output:</text:p>
      <text:p text:style-name="Standard">apple</text:p>
      <text:p text:style-name="Standard">banana</text:p>
      <text:p text:style-name="Standard">cherry</text:p>
      <text:p text:style-name="P7"/>
      <text:p text:style-name="P5">Tuple Length</text:p>
      <text:p text:style-name="P3"><text:span text:style-name="T1">To determine how many items a tuple has, use the </text:span><text:span text:style-name="T2">len()</text:span><text:span text:style-name="T1"> method:</text:span></text:p>
      <text:p text:style-name="P7">Example</text:p>
      <text:p text:style-name="P7">Print the number of items in the tuple:</text:p>
      <text:p text:style-name="P7">thistuple = ("apple", "banana", "cherry")</text:p>
      <text:p text:style-name="P7">print(len(thistuple))</text:p>
      <text:p text:style-name="P7">Output:3</text:p>
      <text:p text:style-name="P7"/>
      <text:p text:style-name="P5">Add Items</text:p>
      <text:p text:style-name="P7">Once a tuple is created, you cannot add items to it. Tuples are unchangeable.</text:p>
      <text:p text:style-name="P7">Example</text:p>
      <text:p text:style-name="P7">You cannot add items to a tuple:</text:p>
      <text:p text:style-name="P7">An error message is shown if I try to add item in tuple</text:p>
      <text:p text:style-name="P7">thistuple = ("apple", "banana", "cherry")</text:p>
      <text:p text:style-name="P7">thistuple[3] = "orange" # This will raise an error</text:p>
      <text:p text:style-name="P7">print(thistuple)</text:p>
      <text:p text:style-name="Standard">Output:'tuple' object does not support item assignment</text:p>
      <text:p text:style-name="P7"/>
      <text:p text:style-name="P5"/>
      <text:p text:style-name="P5">Remove Items</text:p>
      <text:p text:style-name="P7">You cannot remove items in a tuple. Tuples are unchangeable, so you cannot remove items from it.</text:p>
      <text:p text:style-name="P7">Example</text:p>
      <text:p text:style-name="P7">You cannot remove items in a tuple.</text:p>
      <text:p text:style-name="P7">An error message is shown if I try to remove item from tuple</text:p>
      <text:p text:style-name="P7">thistuple = ("apple", "banana", "cherry")</text:p>
      <text:p text:style-name="P7"><text:soft-page-break/>del thistuple[0] <text:s/># This will raise an error</text:p>
      <text:p text:style-name="P7">'tuple' object doesn't support item deletion</text:p>
      <text:p text:style-name="P7"/>
      <text:p text:style-name="P7"/>
      <text:p text:style-name="P7"/>
      <text:p text:style-name="P5">Deleting the tuple completely</text:p>
      <text:p text:style-name="P7">Example</text:p>
      <text:p text:style-name="P7">The del keyword can delete the tuple completely:</text:p>
      <text:p text:style-name="P7">thistuple = ("apple", "banana", "cherry")</text:p>
      <text:p text:style-name="P7">del thistuple</text:p>
      <text:p text:style-name="P7">print(thistuple)]</text:p>
      <text:p text:style-name="Standard">Output:NameError: name 'thistuple' is not defined</text:p>
      <text:p text:style-name="Standard"/>
      <text:p text:style-name="Standard"/>
      <text:p text:style-name="Standard"/>
      <text:p text:style-name="Standard"/>
      <text:p text:style-name="Standard"/>
      <text:p text:style-name="P1">Set</text:p>
      <text:p text:style-name="P7">A set is a collection which is unordered and unindexed. In Python sets are written with curly brackets.</text:p>
      <text:p text:style-name="P7"/>
      <text:p text:style-name="P7">Example</text:p>
      <text:p text:style-name="P7">Create a Set:</text:p>
      <text:p text:style-name="P7">thisset = {"apple", "banana", "cherry"}</text:p>
      <text:p text:style-name="P7">print(thisset)</text:p>
      <text:p text:style-name="P7">Note: Sets are unordered, so the items will appear in a random order.</text:p>
      <text:p text:style-name="Standard">Output:{'banana', 'cherry', 'apple'}</text:p>
      <text:p text:style-name="P7"/>
      <text:p text:style-name="P5">Access Items</text:p>
      <text:p text:style-name="P7">You cannot access items in a set by referring to an index, since sets are unordered the items has no index.</text:p>
      <text:p text:style-name="P3"><text:span text:style-name="T1">But you can loop through the set items using a for loop, or ask if a specified value is present in a set, by using the </text:span><text:span text:style-name="T2">in</text:span><text:span text:style-name="T1"> keyword.</text:span></text:p>
      <text:p text:style-name="P7">Example</text:p>
      <text:p text:style-name="P7">Loop through the set, and print the values:</text:p>
      <text:p text:style-name="P7">thisset = {"apple", "banana", "cherry"}</text:p>
      <text:p text:style-name="P7">for x in thisset: print(x)</text:p>
      <text:p text:style-name="P7">Output:</text:p>
      <text:p text:style-name="Standard">banana</text:p>
      <text:p text:style-name="Standard">cherry</text:p>
      <text:p text:style-name="Standard">apple</text:p>
      <text:p text:style-name="P7"/>
      <text:p text:style-name="P5"><text:soft-page-break/>Change Items</text:p>
      <text:p text:style-name="P7">Once a set is created, you cannot change its items, but you can add new items.</text:p>
      <text:p text:style-name="P7">Example</text:p>
      <text:p text:style-name="P7">thisset = {"apple", "banana", "cherry"}</text:p>
      <text:p text:style-name="P7">thisset[0] = "mango"</text:p>
      <text:p text:style-name="P7">Output: 'set' object does not support item assignment</text:p>
      <text:p text:style-name="P7"/>
      <text:p text:style-name="P5">Add Items</text:p>
      <text:p text:style-name="P3"><text:span text:style-name="T1">To add one item to a set use the </text:span><text:span text:style-name="T2">add()</text:span><text:span text:style-name="T1"> method.</text:span></text:p>
      <text:p text:style-name="P3"><text:span text:style-name="T1">To add more than one item to a set use the </text:span><text:span text:style-name="T2">update()</text:span><text:span text:style-name="T1"> method.</text:span></text:p>
      <text:p text:style-name="P7">Example</text:p>
      <text:p text:style-name="P7">Add an item to a set, using the add() method:</text:p>
      <text:p text:style-name="P7">thisset = {"apple", "banana", "cherry"}</text:p>
      <text:p text:style-name="P7">thisset.add("orange")</text:p>
      <text:p text:style-name="P7">print(thisset)</text:p>
      <text:p text:style-name="Standard">Output:{'apple', 'banana', 'orange', 'cherry'}</text:p>
      <text:p text:style-name="P6"/>
      <text:p text:style-name="P12"><text:span text:style-name="T1">Add multiple items to a set, using the </text:span><text:span text:style-name="T2">update()</text:span><text:span text:style-name="T1"> method:</text:span></text:p>
      <text:p text:style-name="P6">Example</text:p>
      <text:p text:style-name="P7">thisset = {"apple", "banana", "cherry"}</text:p>
      <text:p text:style-name="P7">thisset.update(["orange", "mango", "grapes"])</text:p>
      <text:p text:style-name="P7">print(thisset)</text:p>
      <text:p text:style-name="Standard">Output:{'banana', 'grapes', 'cherry', 'mango', 'orange', 'apple'}</text:p>
      <text:p text:style-name="P7"/>
      <text:p text:style-name="P5">Get the Length of a Set</text:p>
      <text:p text:style-name="P3"><text:span text:style-name="T1">To determine how many items a set has, use the </text:span><text:span text:style-name="T2">len()</text:span><text:span text:style-name="T1"> method.</text:span></text:p>
      <text:p text:style-name="P7">Example</text:p>
      <text:p text:style-name="P7">Get the number of items in a set:</text:p>
      <text:p text:style-name="P7">thisset = {"apple", "banana", "cherry"}</text:p>
      <text:p text:style-name="P7">print(len(thisset))</text:p>
      <text:p text:style-name="P7">Output:3</text:p>
      <text:p text:style-name="P7"/>
      <text:p text:style-name="P5">Remove Item</text:p>
      <text:p text:style-name="P3"><text:span text:style-name="T1">To remove an item in a set, use the </text:span><text:span text:style-name="T2">remove()</text:span><text:span text:style-name="T1">, or the </text:span><text:span text:style-name="T2">discard()</text:span><text:span text:style-name="T1"> method.</text:span></text:p>
      <text:p text:style-name="P7">Example</text:p>
      <text:p text:style-name="P7">Remove "banana" by using the remove() method:</text:p>
      <text:p text:style-name="P7">thisset = {"apple", "banana", "cherry"}</text:p>
      <text:p text:style-name="P7">thisset.remove("banana")</text:p>
      <text:p text:style-name="P7">print(thisset)</text:p>
      <text:p text:style-name="P7">Note: If the item to remove does not exist, remove() will raise an error.</text:p>
      <text:p text:style-name="Standard">Output:{'apple', 'cherry'}</text:p>
      <text:p text:style-name="Standard"/>
      <text:p text:style-name="P5"><text:soft-page-break/>Making a set empty</text:p>
      <text:p text:style-name="P7">Example</text:p>
      <text:p text:style-name="P3"><text:span text:style-name="T1">The </text:span><text:span text:style-name="T2">clear()</text:span><text:span text:style-name="T1"> method empties the set:</text:span></text:p>
      <text:p text:style-name="P7">thisset = {"apple", "banana", "cherry"}</text:p>
      <text:p text:style-name="P7">thisset.clear()</text:p>
      <text:p text:style-name="P7">print(thisset)</text:p>
      <text:p text:style-name="Standard">Output:set([])</text:p>
      <text:p text:style-name="P7"/>
      <text:p text:style-name="P5">Delete the set completely</text:p>
      <text:p text:style-name="P7">Example</text:p>
      <text:p text:style-name="P3"><text:span text:style-name="T1">The </text:span><text:span text:style-name="T2">del</text:span><text:span text:style-name="T1"> keyword will delete the set completely:</text:span></text:p>
      <text:p text:style-name="P7">thisset = {"apple", "banana", "cherry"}</text:p>
      <text:p text:style-name="P7">del thisset</text:p>
      <text:p text:style-name="P7">print(thisset)</text:p>
      <text:p text:style-name="Standard">Output:NameError: name 'thisset' is not defined</text:p>
      <text:p text:style-name="Standard"/>
      <text:p text:style-name="Standard"/>
      <text:p text:style-name="P9"/>
      <text:p text:style-name="Standard"><text:span text:style-name="T3">Loop</text:span> - In general, statements are executed sequentially: The first statement in a function is executed first, followed by the second, and so on. There may be a situation when you need to execute a block of code several number of times. A loop statement allows us to execute a statement or group of statements multiple times.</text:p>
      <text:p text:style-name="Standard"/>
      <text:p text:style-name="P21">If-Else Condition</text:p>
      <text:p text:style-name="P3">Python supports the usual logical conditions from mathematics:</text:p>
      <text:list xml:id="list2661670200" text:style-name="WWNum1">
        <text:list-item>
          <text:p text:style-name="P31">Equals: a == b</text:p>
        </text:list-item>
        <text:list-item>
          <text:p text:style-name="P32">Not Equals: a != b</text:p>
        </text:list-item>
        <text:list-item>
          <text:p text:style-name="P32">Less than: a &lt; b</text:p>
        </text:list-item>
        <text:list-item>
          <text:p text:style-name="P32">Less than or equal to: a &lt;= b</text:p>
        </text:list-item>
        <text:list-item>
          <text:p text:style-name="P32">Greater than: a &gt; b</text:p>
        </text:list-item>
        <text:list-item>
          <text:p text:style-name="P33">Greater than or equal to: a &gt;= b</text:p>
        </text:list-item>
      </text:list>
      <text:p text:style-name="P3">These conditions can be used in several ways, most commonly in "if statements" and loops.</text:p>
      <text:p text:style-name="P3">An "if statement" is written by using the <text:span text:style-name="T3">if</text:span> keyword.</text:p>
      <text:p text:style-name="P13">Example</text:p>
      <text:p text:style-name="P13">If statement:</text:p>
      <text:p text:style-name="P13">a = 33</text:p>
      <text:p text:style-name="P13">b = 200</text:p>
      <text:p text:style-name="P13">if b &gt; a:</text:p>
      <text:p text:style-name="P13"><text:s text:c="4"/>print("b is greater than a")</text:p>
      <text:p text:style-name="Standard">Output:b is greater than a</text:p>
      <text:p text:style-name="P13"><text:soft-page-break/></text:p>
      <text:p text:style-name="P3">In this example we use two variables, a and b, which are used as part of the if statement to test whether b is greater than a. As a is 33, and b is 200, we know that 200 is greater than 33, and so we print to screen that "b is greater than a".</text:p>
      <text:p text:style-name="P22"><text:span text:style-name="T3">Indentation<text:line-break/></text:span>Python relies on indentation, using whitespace, to define scope in the code. Other programming languages often use curly-brackets for this purpose.<text:line-break/>Example<text:line-break/>If statement, without indentation (will raise an error):<text:line-break/>a = 33<text:line-break/>b = 200<text:line-break/>if b &gt; a:<text:line-break/>print("b is greater than a") # you will get an error<text:line-break/>Output:File "demo_if_error.py", line 4<text:line-break/>print("b is greater than a")<text:line-break/>^<text:line-break/>IndentationError: expected an indented block</text:p>
      <text:p text:style-name="P13"/>
      <text:p text:style-name="P19"/>
      <text:p text:style-name="P19"/>
      <text:p text:style-name="P19"/>
      <text:p text:style-name="P19"/>
      <text:p text:style-name="P16">Else</text:p>
      <text:p text:style-name="P13">The <text:span text:style-name="T3">else</text:span> keyword catches anything which isn't caught by the preceding conditions.</text:p>
      <text:p text:style-name="P13">Example</text:p>
      <text:p text:style-name="P13">a = 200</text:p>
      <text:p text:style-name="P13">b = 33</text:p>
      <text:p text:style-name="P13">if b &gt; a:</text:p>
      <text:p text:style-name="P13"><text:s text:c="5"/>print("b is greater than a")</text:p>
      <text:p text:style-name="P13">elif a == b:</text:p>
      <text:p text:style-name="P13"><text:s text:c="5"/>print("a and b are equal")</text:p>
      <text:p text:style-name="P13">else:</text:p>
      <text:p text:style-name="P13"><text:s text:c="5"/>print("a is greater than b")</text:p>
      <text:p text:style-name="Standard">Output:a is greater than b</text:p>
      <text:p text:style-name="P13"/>
      <text:p text:style-name="P13">In this example a is greater to b, so the first condition is not true, also the elif condition is not true, so we go to the elsecondition and print to screen that "a is greater than b".</text:p>
      <text:p text:style-name="P13"/>
      <text:p text:style-name="P16">And</text:p>
      <text:p text:style-name="P13">The <text:span text:style-name="T3">and</text:span> keyword is a logical operator, and is used to combine conditional statements:</text:p>
      <text:p text:style-name="P13">Example</text:p>
      <text:p text:style-name="P13"><text:soft-page-break/>Test if a is greater than b, AND if c is greater than a:</text:p>
      <text:p text:style-name="P13">if a &gt; b and c &gt; a:</text:p>
      <text:p text:style-name="P13"><text:s text:c="4"/>print("Both conditions are True")</text:p>
      <text:p text:style-name="Standard">Output:Both conditions are True</text:p>
      <text:p text:style-name="P13"/>
      <text:p text:style-name="P16">Or</text:p>
      <text:p text:style-name="P13">The <text:span text:style-name="T3">or</text:span> keyword is a logical operator, and is used to combine conditional statements:</text:p>
      <text:p text:style-name="P13">Example</text:p>
      <text:p text:style-name="P13">Test if a is greater than b, OR if a is greater than c:</text:p>
      <text:p text:style-name="P13">if a &gt; b or a &gt; c:</text:p>
      <text:p text:style-name="P13"><text:s text:c="4"/>print("At least one of the conditions is True")</text:p>
      <text:p text:style-name="Standard">Output:At least one of the conditions is Tru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hile loop</text:p>
      <text:p text:style-name="P14"/>
      <text:p text:style-name="P13">With the <text:span text:style-name="T3">while</text:span> loop we can execute a set of statements as long as a condition is true.</text:p>
      <text:p text:style-name="P17">Example</text:p>
      <text:p text:style-name="P13">Print i as long as i is less than 6:</text:p>
      <text:p text:style-name="P13">i = 1</text:p>
      <text:p text:style-name="P13">while i &lt; 6:</text:p>
      <text:p text:style-name="P13"><text:s text:c="5"/>print(i)</text:p>
      <text:p text:style-name="P13"><text:s text:c="5"/>i += 1</text:p>
      <text:p text:style-name="P13">Output:</text:p>
      <text:p text:style-name="Standard">1</text:p>
      <text:p text:style-name="Standard">2</text:p>
      <text:p text:style-name="Standard">3</text:p>
      <text:p text:style-name="Standard">4</text:p>
      <text:p text:style-name="Standard">5</text:p>
      <text:p text:style-name="P13">Note: remember to increment i, or else the loop will continue forever.</text:p>
      <text:p text:style-name="P13"><text:soft-page-break/>The while loop requires relevant variables to be ready, in this example we need to define an indexing variable, i, which we set to 1.</text:p>
      <text:p text:style-name="P15"/>
      <text:p text:style-name="P20"/>
      <text:p text:style-name="P20"/>
      <text:p text:style-name="P20"/>
      <text:p text:style-name="P15"/>
      <text:p text:style-name="P14">For loop</text:p>
      <text:p text:style-name="P14"/>
      <text:p text:style-name="P10">A <text:span text:style-name="T3">for loop</text:span> is used for iterating over a sequence (that is either a list, a tuple, a dictionary, a set, or a string).</text:p>
      <text:p text:style-name="P10">This is less like the for keyword in other programming language, and works more like an iterator method as found in other object-orientated programming languages.</text:p>
      <text:p text:style-name="P10">With the for loop we can execute a set of statements, once for each item in a list, tuple, set etc.</text:p>
      <text:p text:style-name="P13"/>
      <text:p text:style-name="P17">Example</text:p>
      <text:p text:style-name="P13">Print each fruit in a fruit list:</text:p>
      <text:p text:style-name="P13">fruits = ["apple", "banana", "cherry"]</text:p>
      <text:p text:style-name="P13">for x in fruits:</text:p>
      <text:p text:style-name="P13"><text:s text:c="5"/>print(x)</text:p>
      <text:p text:style-name="P13">Output:</text:p>
      <text:p text:style-name="Standard">apple</text:p>
      <text:p text:style-name="Standard">banana</text:p>
      <text:p text:style-name="Standard">Cherry</text:p>
      <text:p text:style-name="Standard"/>
      <text:p text:style-name="Standard"/>
      <text:p text:style-name="Standard"/>
      <text:p text:style-name="Standard"/>
      <text:p text:style-name="P18">Looping Through a String</text:p>
      <text:p text:style-name="P13">Even strings are iterable objects, they contain a sequence of characters:</text:p>
      <text:p text:style-name="P17">Example</text:p>
      <text:p text:style-name="P13">Loop through the letters in the word "banana":</text:p>
      <text:p text:style-name="P13">for x in "banana":</text:p>
      <text:p text:style-name="P13"><text:s text:c="5"/>print(x)</text:p>
      <text:p text:style-name="Standard"/>
      <text:p text:style-name="Standard">Output:b</text:p>
      <text:p text:style-name="Standard">a</text:p>
      <text:p text:style-name="Standard">n</text:p>
      <text:p text:style-name="Standard">a</text:p>
      <text:p text:style-name="Standard">n</text:p>
      <text:p text:style-name="Standard">a</text:p>
      <text:p text:style-name="Standard"><text:soft-page-break/></text:p>
      <text:p text:style-name="P11">The range() Function</text:p>
      <text:p text:style-name="P13">To loop through a set of code a specified number of times, we can use the <text:span text:style-name="T3">range()</text:span> function,</text:p>
      <text:p text:style-name="P13">The <text:span text:style-name="T3">range()</text:span> function returns a sequence of numbers, starting from 0 by default, and increments by 1 (by default), and ends at a specified number.</text:p>
      <text:p text:style-name="P17">Example</text:p>
      <text:p text:style-name="P13">Using the range() function:</text:p>
      <text:p text:style-name="P13">for x in range(6):</text:p>
      <text:p text:style-name="P13"><text:s text:c="5"/>print(x)</text:p>
      <text:p text:style-name="P3">Output:</text:p>
      <text:p text:style-name="Standard">0</text:p>
      <text:p text:style-name="Standard">1</text:p>
      <text:p text:style-name="Standard">2</text:p>
      <text:p text:style-name="Standard">3</text:p>
      <text:p text:style-name="Standard">4</text:p>
      <text:p text:style-name="Standard">5</text:p>
      <text:p text:style-name="P13"/>
      <text:p text:style-name="P13">Note that range(6) is not the values of 0 to 6, but the values 0 to 5.</text:p>
      <text:p text:style-name="P13">The <text:span text:style-name="T3">range()</text:span> function defaults to 0 as a starting value, however it is possible to specify the starting value by adding a parameter: range(2, 6), which means values from 2 to 6 (but not including 6):</text:p>
      <text:p text:style-name="P17">Example</text:p>
      <text:p text:style-name="P13">Using the start parameter:</text:p>
      <text:p text:style-name="P13">for x in range(2, 6):</text:p>
      <text:p text:style-name="P13"><text:s text:c="5"/>print(x)</text:p>
      <text:p text:style-name="P3">Output:</text:p>
      <text:p text:style-name="Standard">2</text:p>
      <text:p text:style-name="Standard">3</text:p>
      <text:p text:style-name="Standard">4</text:p>
      <text:p text:style-name="Standard">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Verdana" svg:font-family="Verdana"/>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Verdana1" svg:font-family="Verdan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O-normal" style:family="paragraph" style:default-outline-level="">
      <style:paragraph-properties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ListLabel_20_1" style:display-name="ListLabel 1" style:family="text">
      <style:text-properties fo:font-size="11.5pt" style:text-underline-style="none" style:font-name-asian="Verdana1" style:font-family-asian="Verdana" style:font-family-generic-asian="system" style:font-pitch-asian="variable" style:font-size-asian="11.5pt" style:font-name-complex="Verdana1" style:font-family-complex="Verdana"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ListLabel_20_17" style:display-name="ListLabel 17" style:family="text">
      <style:text-properties style:text-underline-style="none" style:font-name-complex="Wingdings 2" style:font-family-complex="'Wingdings 2'" style:font-family-generic-complex="system" style:font-pitch-complex="variable"/>
    </style:style>
    <style:style style:name="ListLabel_20_16" style:display-name="ListLabel 16" style:family="text">
      <style:text-properties style:text-underline-style="none" style:font-name-complex="Wingdings" style:font-family-complex="Wingdings"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4" style:display-name="ListLabel 14" style:family="text">
      <style:text-properties style:text-underline-style="none" style:font-name-complex="Wingdings 2" style:font-family-complex="'Wingdings 2'" style:font-family-generic-complex="system" style:font-pitch-complex="variable"/>
    </style:style>
    <style:style style:name="ListLabel_20_13" style:display-name="ListLabel 13" style:family="text">
      <style:text-properties style:text-underline-style="none" style:font-name-complex="Wingdings" style:font-family-complex="Wingdings" style:font-family-generic-complex="system" style:font-pitch-complex="variable"/>
    </style:style>
    <style:style style:name="ListLabel_20_12" style:display-name="ListLabel 12" style:family="text">
      <style:text-properties style:text-underline-style="none" style:font-name-complex="OpenSymbol1" style:font-family-complex="OpenSymbol" style:font-family-generic-complex="system" style:font-pitch-complex="variable"/>
    </style:style>
    <style:style style:name="ListLabel_20_11" style:display-name="ListLabel 11" style:family="text">
      <style:text-properties style:text-underline-style="none" style:font-name-complex="Wingdings 2" style:font-family-complex="'Wingdings 2'" style:font-family-generic-complex="system" style:font-pitch-complex="variable"/>
    </style:style>
    <style:style style:name="ListLabel_20_10" style:display-name="ListLabel 10" style:family="text">
      <style:text-properties fo:font-size="11.5pt" style:text-underline-style="none" style:font-size-asian="11.5pt" style:font-name-complex="Verdana1" style:font-family-complex="Verdana" style:font-family-generic-complex="system" style:font-pitch-complex="variable" style:font-size-complex="1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08T13:06:52.850074559</dc:date>
    <meta:editing-duration>PT3M7S</meta:editing-duration>
    <meta:editing-cycles>12</meta:editing-cycles>
    <meta:document-statistic meta:table-count="0" meta:image-count="0" meta:object-count="0" meta:page-count="12" meta:paragraph-count="348" meta:word-count="1926" meta:character-count="11233" meta:non-whitespace-character-count="9552"/>
  </office:meta>
</office:document-meta>
</file>